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2C59C7B00A676891EF8.png" manifest:media-type="image/png"/>
  <manifest:file-entry manifest:full-path="Pictures/1000000100000280000002C592DA9289C58F03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26cm, 0.25cm, 7.5cm, 4.497cm)" draw:image-opacity="100%" style:mirror="non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7.884cm, 4.697cm)" draw:image-opacity="100%" style:mirror="non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418cm, 9.638cm, 7.592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.307cm, 9.388cm, 7.703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.085cm" svg:height="13.879cm" svg:x="1.415cm" svg:y="1.25cm">
          <draw:image xlink:href="Pictures/1000000100000280000002C592DA9289C58F0384.png" xlink:type="simple" xlink:show="embed" xlink:actuate="onLoad" draw:mime-type="image/png">
            <text:p/>
          </draw:image>
        </draw:frame>
        <draw:frame draw:style-name="gr2" draw:text-style-name="P1" draw:layer="layout" svg:width="15.65cm" svg:height="14.2cm" svg:x="1.4cm" svg:y="14.5cm">
          <draw:image xlink:href="Pictures/1000000100000280000002C59C7B00A676891EF8.png" xlink:type="simple" xlink:show="embed" xlink:actuate="onLoad" draw:mime-type="image/png">
            <text:p/>
          </draw:image>
        </draw:frame>
        <draw:frame draw:style-name="gr3" draw:text-style-name="P1" draw:layer="layout" svg:width="4.387cm" svg:height="6.25cm" svg:x="14.25cm" svg:y="6cm">
          <draw:image xlink:href="Pictures/1000000100000280000002C592DA9289C58F0384.png" xlink:type="simple" xlink:show="embed" xlink:actuate="onLoad" draw:mime-type="image/png">
            <text:p/>
          </draw:image>
        </draw:frame>
        <draw:frame draw:style-name="gr4" draw:text-style-name="P1" draw:layer="layout" svg:width="4.753cm" svg:height="6.575cm" svg:x="14.25cm" svg:y="15.25cm">
          <draw:image xlink:href="Pictures/1000000100000280000002C59C7B00A676891EF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4T17:07:46.381210716</meta:creation-date>
    <dc:date>2024-09-05T16:22:27.144528473</dc:date>
    <meta:editing-duration>PT54S</meta:editing-duration>
    <meta:editing-cycles>1</meta:editing-cycles>
    <meta:document-statistic meta:object-count="4"/>
    <meta:generator>LibreOffice/7.3.7.2$Linux_X86_64 LibreOffice_project/30$Build-2</meta:generator>
  </office:meta>
</office:document-meta>
</file>